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2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3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4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color="#000000" style:font-name="Consolas" fo:font-size="10.5pt" fo:font-weight="normal" fo:background-color="transparent" style:font-size-asian="12pt" style:font-size-complex="12pt"/>
    </style:style>
    <style:style style:name="P10" style:family="paragraph" style:parent-style-name="Standard">
      <style:paragraph-properties style:line-height-at-least="0.503cm"/>
      <style:text-properties fo:color="#000000" style:font-name="Consolas" fo:font-size="10.5pt" fo:font-weight="normal" fo:background-color="transparent"/>
    </style:style>
    <style:style style:name="P11" style:family="paragraph" style:parent-style-name="Standard">
      <style:paragraph-properties style:line-height-at-least="0.503cm"/>
      <style:text-properties fo:color="#000000" fo:background-color="transparent"/>
    </style:style>
    <style:style style:name="P12" style:family="paragraph" style:parent-style-name="Standard">
      <style:paragraph-properties fo:break-befor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ce9178" style:font-name="Consolas" fo:font-size="10.5pt" fo:font-weight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ase 2:</text:p>
      <text:p text:style-name="P8">Script SQL para la creación de la base de datos y sus tablas</text:p>
      <text:p text:style-name="Standard">Este script debe ejecutarse dentro de MySQL para generar la estructura de la base de datos:</text:p>
      <text:p text:style-name="P1"/>
      <text:p text:style-name="P1">-- Crear la base de datos</text:p>
      <text:p text:style-name="P1">CREATE DATABASE IF NOT EXISTS Biblioteca;</text:p>
      <text:p text:style-name="P1">USE Biblioteca;</text:p>
      <text:p text:style-name="P1"/>
      <text:p text:style-name="P1">-- Tabla de Autores</text:p>
      <text:p text:style-name="P1">CREATE TABLE IF NOT EXISTS autores (</text:p>
      <text:p text:style-name="P1"><text:s text:c="4"/>id INT AUTO_INCREMENT PRIMARY KEY,</text:p>
      <text:p text:style-name="P1"><text:s text:c="4"/>nombre VARCHAR(255) NOT NULL,</text:p>
      <text:p text:style-name="P1"><text:s text:c="4"/>apellido VARCHAR(255) NOT NULL,</text:p>
      <text:p text:style-name="P1"><text:s text:c="4"/>nacionalidad VARCHAR(50) DEFAULT NULL</text:p>
      <text:p text:style-name="P1">) ENGINE=InnoDB DEFAULT CHARSET=utf8mb4 COLLATE=utf8mb4_spanish_ci;</text:p>
      <text:p text:style-name="P1"/>
      <text:p text:style-name="P1">-- Tabla de Editoriales</text:p>
      <text:p text:style-name="P1">CREATE TABLE IF NOT EXISTS editoriales (</text:p>
      <text:p text:style-name="P1"><text:s text:c="4"/>id INT AUTO_INCREMENT PRIMARY KEY,</text:p>
      <text:p text:style-name="P1"><text:s text:c="4"/>nombre VARCHAR(255) NOT NULL,</text:p>
      <text:p text:style-name="P1"><text:s text:c="4"/>direccion VARCHAR(50) DEFAULT NULL,</text:p>
      <text:p text:style-name="P1"><text:s text:c="4"/>telefono VARCHAR(9) DEFAULT NULL</text:p>
      <text:p text:style-name="P1">) ENGINE=InnoDB DEFAULT CHARSET=utf8mb4 COLLATE=utf8mb4_spanish_ci;</text:p>
      <text:p text:style-name="P1"/>
      <text:p text:style-name="P1">-- Tabla de Libros</text:p>
      <text:p text:style-name="P1">CREATE TABLE IF NOT EXISTS libros (</text:p>
      <text:p text:style-name="P1"><text:s text:c="4"/>id INT AUTO_INCREMENT PRIMARY KEY,</text:p>
      <text:p text:style-name="P1"><text:s text:c="4"/>titulo VARCHAR(255) NOT NULL,</text:p>
      <text:p text:style-name="P1"><text:s text:c="4"/>anio DATE DEFAULT NULL,</text:p>
      <text:p text:style-name="P1"><text:s text:c="4"/>id_editorial INT,</text:p>
      <text:p text:style-name="P1"><text:s text:c="4"/>FOREIGN KEY (id_editorial) REFERENCES editoriales(id) ON DELETE SET NULL</text:p>
      <text:p text:style-name="P1">) ENGINE=InnoDB DEFAULT CHARSET=utf8mb4 COLLATE=utf8mb4_spanish_ci;</text:p>
      <text:p text:style-name="P1"/>
      <text:p text:style-name="P1">-- Tabla intermedia Autor_Libro (Relación muchos a muchos)</text:p>
      <text:p text:style-name="P1">CREATE TABLE IF NOT EXISTS autor_libro (</text:p>
      <text:p text:style-name="P1"><text:s text:c="4"/>id_autor INT,</text:p>
      <text:p text:style-name="P1"><text:s text:c="4"/>id_libro INT,</text:p>
      <text:p text:style-name="P1"><text:s text:c="4"/>PRIMARY KEY (id_autor, id_libro),</text:p>
      <text:p text:style-name="P1"><text:s text:c="4"/>FOREIGN KEY (id_autor) REFERENCES autores(id) ON DELETE CASCADE,</text:p>
      <text:p text:style-name="P1"><text:s text:c="4"/>FOREIGN KEY (id_libro) REFERENCES libros(id) ON DELETE CASCADE</text:p>
      <text:p text:style-name="P1">) ENGINE=InnoDB DEFAULT CHARSET=utf8mb4 COLLATE=utf8mb4_spanish_ci;</text:p>
      <text:p text:style-name="P1"/>
      <text:p text:style-name="P1"/>
      <text:p text:style-name="P1"/>
      <text:p text:style-name="P12">2. Levantar MySQL en Docker</text:p>
      <text:p text:style-name="P1">Para garantizar que MySQL se ejecute en un entorno controlado, utilizaremos un contenedor</text:p>
      <text:p text:style-name="P1">Docker. Esto evita conflictos con instalaciones locales y facilita la configuración.</text:p>
      <text:p text:style-name="P1"/>
      <text:p text:style-name="P3">2.1. Crear un archivo docker-compose.yml</text:p>
      <text:p text:style-name="P1">Se recomienda usar docker-compose para definir y administrar el servicio MySQL de manera</text:p>
      <text:p text:style-name="P1">sencilla.</text:p>
      <text:p text:style-name="P1"/>
      <text:p text:style-name="P9">services:</text:p>
      <text:p text:style-name="P11">  <text:span text:style-name="T3">mysql</text:span><text:span text:style-name="T3">:</text:span></text:p>
      <text:p text:style-name="P11">    <text:span text:style-name="T3">image</text:span><text:span text:style-name="T3">: </text:span><text:span text:style-name="T3">mysql:8.0</text:span></text:p>
      <text:p text:style-name="P11">    <text:span text:style-name="T3">container_name</text:span><text:span text:style-name="T3">: </text:span><text:span text:style-name="T3">mysql_db</text:span></text:p>
      <text:p text:style-name="P11">    <text:span text:style-name="T3">environment</text:span><text:span text:style-name="T3">:</text:span></text:p>
      <text:p text:style-name="P11">      <text:span text:style-name="T3">MYSQL_ROOT_PASSWORD</text:span><text:span text:style-name="T3">: </text:span><text:span text:style-name="T3">root</text:span></text:p>
      <text:p text:style-name="P11">      <text:span text:style-name="T3">MYSQL_DATABASE</text:span><text:span text:style-name="T3">: </text:span><text:span text:style-name="T3">Biblioteca</text:span></text:p>
      <text:p text:style-name="P11">      <text:span text:style-name="T3">MYSQL_USER</text:span><text:span text:style-name="T3">: </text:span><text:span text:style-name="T3">usuario</text:span></text:p>
      <text:p text:style-name="P11">      <text:span text:style-name="T3">MYSQL_PASSWORD</text:span><text:span text:style-name="T3">: </text:span><text:span text:style-name="T3">contrasena</text:span></text:p>
      <text:p text:style-name="P11">    <text:span text:style-name="T3">ports</text:span><text:span text:style-name="T3">:</text:span></text:p>
      <text:p text:style-name="P11">      <text:span text:style-name="T3">- </text:span><text:span text:style-name="T3">"3306:3306"</text:span></text:p>
      <text:p text:style-name="P11">    <text:span text:style-name="T3">volumes</text:span><text:span text:style-name="T3">:</text:span></text:p>
      <text:p text:style-name="P11">      <text:span text:style-name="T3">- </text:span><text:span text:style-name="T3">db_data:/var/lib/mysql</text:span></text:p>
      <text:p text:style-name="P11"/>
      <text:p text:style-name="P11">  <text:span text:style-name="T3">phpmyadmin</text:span><text:span text:style-name="T3">:</text:span></text:p>
      <text:p text:style-name="P11">    <text:span text:style-name="T3">image</text:span><text:span text:style-name="T3">: </text:span><text:span text:style-name="T3">phpmyadmin/phpmyadmin</text:span></text:p>
      <text:p text:style-name="P11">    <text:span text:style-name="T3">container_name</text:span><text:span text:style-name="T3">: </text:span><text:span text:style-name="T3">phpmyadmin</text:span></text:p>
      <text:p text:style-name="P11">    <text:span text:style-name="T3">environment</text:span><text:span text:style-name="T3">:</text:span></text:p>
      <text:p text:style-name="P11">      <text:span text:style-name="T3">PMA_HOST</text:span><text:span text:style-name="T3">: </text:span><text:span text:style-name="T3">mysql_db</text:span></text:p>
      <text:p text:style-name="P11">      <text:span text:style-name="T3">PMA_USER</text:span><text:span text:style-name="T3">: </text:span><text:span text:style-name="T3">root</text:span></text:p>
      <text:p text:style-name="P11">      <text:span text:style-name="T3">PMA_PASSWORD</text:span><text:span text:style-name="T3">: </text:span><text:span text:style-name="T3">root</text:span></text:p>
      <text:p text:style-name="P11">    <text:span text:style-name="T3">ports</text:span><text:span text:style-name="T3">:</text:span></text:p>
      <text:p text:style-name="P11">      <text:span text:style-name="T3">- </text:span><text:span text:style-name="T3">"8085:80"</text:span></text:p>
      <text:p text:style-name="P11"/>
      <text:p text:style-name="P10">volumes:</text:p>
      <text:p text:style-name="P11">  <text:span text:style-name="T3">db_data</text:span><text:span text:style-name="T3">:</text:span></text:p>
      <text:p text:style-name="P1"/>
      <text:p text:style-name="P1">Nota:</text:p>
      <text:p text:style-name="P1">• Se usa la imagen oficial de MySQL 8.0.</text:p>
      <text:p text:style-name="P1">• Se define el usuario usuario con la contraseña clave_segura.</text:p>
      <text:p text:style-name="P1">• Se expone el puerto 3306 para conexiones externas.</text:p>
      <text:p text:style-name="P1">• Se monta un volumen para persistir los datos.</text:p>
      <text:p text:style-name="P1">• Se incluye un archivo init.sql para ejecutar el script de creación de la base</text:p>
      <text:p text:style-name="P1">de datos automáticamente.</text:p>
      <text:p text:style-name="P1"/>
      <text:p text:style-name="P3">2.2. Crear el archivo init.sql</text:p>
      <text:p text:style-name="P1">Este archivo contendrá el script SQL definido anteriormente. Para que el contenedor ejecute el</text:p>
      <text:p text:style-name="P1">script al iniciar, guárdalo con el mismo contenido del apartado 1.</text:p>
      <text:p text:style-name="P1"/>
      <text:p text:style-name="P3">2.3. Ejecutar Docker Compose</text:p>
      <text:p text:style-name="P1">Para iniciar el servicio, se ejecuta:</text:p>
      <text:p text:style-name="P1">docker-compose up -d</text:p>
      <text:p text:style-name="P1">Esto descargará la imagen de MySQL si no está disponible y creará el contenedor con la</text:p>
      <text:p text:style-name="P1">configuración indicada.</text:p>
      <text:p text:style-name="P1"><text:soft-page-break/><text:span text:style-name="T5">2.4. Verificar que MySQL está corriendo</text:span></text:p>
      <text:p text:style-name="P1">Para asegurarse de que el contenedor está activo:</text:p>
      <text:p text:style-name="P1"/>
      <text:p text:style-name="P1">docker ps</text:p>
      <text:p text:style-name="P1">Debe mostrar un contenedor con la imagen mysql:8.0 en ejecución.</text:p>
      <text:p text:style-name="P1">Para acceder a la base de datos dentro del contenedor:</text:p>
      <text:p text:style-name="P1">docker exec -it mysql_biblioteca mysql -u root -p</text:p>
      <text:p text:style-name="P1">Luego, se puede listar las bases de datos para verificar que biblioteca existe:</text:p>
      <text:p text:style-name="P1">SHOW DATABASES;</text:p>
      <text:p text:style-name="P1"/>
      <text:list xml:id="list3671651774623011482" text:style-name="L1">
        <text:list-item>
          <text:p text:style-name="P4">Conexión desde Python con mysql-connector-python</text:p>
          <text:p text:style-name="P4"/>
        </text:list-item>
      </text:list>
      <text:p text:style-name="P1">Ahora que MySQL está en funcionamiento, se puede conectar desde Python para realizar</text:p>
      <text:p text:style-name="P1">operaciones sobre la base de datos.</text:p>
      <text:p text:style-name="P1"/>
      <text:list xml:id="list7031846636798666292" text:style-name="L2">
        <text:list-item>
          <text:list>
            <text:list-item>
              <text:p text:style-name="P5">Instalar el conector MySQL para Python</text:p>
              <text:p text:style-name="P5"/>
            </text:list-item>
          </text:list>
        </text:list-item>
      </text:list>
      <text:p text:style-name="P1">Si aún no está instalado, se debe instalar el paquete:</text:p>
      <text:p text:style-name="P1">pip install mysql-connector-python</text:p>
      <text:p text:style-name="P1"/>
      <text:list xml:id="list67491229919800079" text:style-name="L3">
        <text:list-item>
          <text:list>
            <text:list-item>
              <text:p text:style-name="P6">Crear una función para conectar a la base de datos</text:p>
              <text:p text:style-name="P2"/>
            </text:list-item>
          </text:list>
        </text:list-item>
      </text:list>
      <text:p text:style-name="P1">En Python, la conexión se establece con la siguiente función:</text:p>
      <text:p text:style-name="P1">import mysql.connector</text:p>
      <text:p text:style-name="P1">def conectar_bd():</text:p>
      <text:p text:style-name="P1">try:</text:p>
      <text:p text:style-name="P1">conexion = mysql.connector.connect(</text:p>
      <text:p text:style-name="P1">host="localhost",</text:p>
      <text:p text:style-name="P1">user="usuario",</text:p>
      <text:p text:style-name="P1">password="clave_segura",</text:p>
      <text:p text:style-name="P1">database="biblioteca"</text:p>
      <text:p text:style-name="P1">)</text:p>
      <text:p text:style-name="P1">print("Conexión exitosa a la base de datos")</text:p>
      <text:p text:style-name="P1">return conexion</text:p>
      <text:p text:style-name="P1">except mysql.connector.Error as err:</text:p>
      <text:p text:style-name="P1">print(f"Error: {err}")</text:p>
      <text:p text:style-name="P1">return None</text:p>
      <text:p text:style-name="P1"/>
      <text:list xml:id="list1198169008582886915" text:style-name="L4">
        <text:list-item>
          <text:list>
            <text:list-item>
              <text:p text:style-name="P7">Probar la conexión</text:p>
              <text:p text:style-name="P7"/>
            </text:list-item>
          </text:list>
        </text:list-item>
      </text:list>
      <text:p text:style-name="P1">Para asegurarse de que la conexión es exitosa, se puede ejecutar:</text:p>
      <text:p text:style-name="P1">if __name__ == "__main__":</text:p>
      <text:p text:style-name="P1">conn = conectar_bd()</text:p>
      <text:p text:style-name="P1">if conn:</text:p>
      <text:p text:style-name="P1">conn.close()</text:p>
      <text:p text:style-name="P1">Si la conexión es exitosa, se imprimirá:</text:p>
      <text:p text:style-name="P1"/>
      <text:p text:style-name="P1">Implementación de MySQL en Docker con docker-compose.</text:p>
      <text:p text:style-name="P1">Verificación de la base de datos mediante acceso al contenedor.</text:p>
      <text:p text:style-name="P1">Conexión desde Python usando mysql-connector-python.</text:p>
      <text:p text:style-name="P1">Esto proporciona la base de datos funcional para la siguiente fase del desarrollo del proyec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ida </meta:initial-creator>
    <meta:creation-date>2025-03-05T16:31:27.15</meta:creation-date>
    <meta:document-statistic meta:table-count="0" meta:image-count="0" meta:object-count="0" meta:page-count="3" meta:paragraph-count="122" meta:word-count="622" meta:character-count="4489"/>
    <dc:date>2025-03-05T16:42:45.33</dc:date>
    <dc:creator>aleida </dc:creator>
    <meta:editing-duration>PT11M20S</meta:editing-duration>
    <meta:editing-cycles>1</meta:editing-cycles>
    <meta:generator>OpenOffice/4.1.12$Win32 OpenOffice.org_project/4112m1$Build-9809</meta:generator>
  </office:meta>
</office:document-meta>
</file>